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919" style:num-prefix="(" style:num-suffix=")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span text:style-name="T1">Haley</text:span><text:span text:style-name="T2"> </text:span><text:span text:style-name="T3">Moser</text:span></text:h>
      <text:list text:style-name="L1">
        <text:list-item>
          <text:p text:style-name="P1">417-6558 1428 Ainsworth Blvd, Hillsborough, NC 27278</text:p>
        </text:list-item>
      </text:list>
      <text:h text:style-name="Heading_20_1" text:outline-level="1">Education</text:h>
      <text:p text:style-name="First_20_paragraph">University of North Carolina Chapel Hill, GPA: 2.9 Environmental Sciences B.S. – Quantitative Energy Track, minor in Geography Junior, expected graduation December 2017 Relevant Coursework: Environmental Problem Solving, Introductory Hydrology, Applied Hydrology, Global Climate Change, Synoptic Meteorology, Advanced GIS</text:p>
      <text:p text:style-name="P2">University of Auckland Auckland, New Zealand Study abroad, July 2015 – December 2015</text:p>
      <text:h text:style-name="Heading_20_1" text:outline-level="1">Relevant Experience</text:h>
      <text:p text:style-name="First_20_paragraph"><text:span text:style-name="T4">Undergraduate</text:span><text:span text:style-name="T5"> </text:span><text:span text:style-name="T6">Reserch</text:span><text:span text:style-name="T7"> </text:span><text:span text:style-name="T8">Assistant,</text:span><text:span text:style-name="T9"> </text:span><text:span text:style-name="T10">UNC</text:span><text:span text:style-name="T11"> </text:span><text:span text:style-name="T12">January</text:span><text:span text:style-name="T13"> </text:span><text:span text:style-name="T14">2017</text:span><text:span text:style-name="T15"> </text:span><text:span text:style-name="T16">–</text:span><text:span text:style-name="T17"> </text:span><text:span text:style-name="T18">Present</text:span><text:span text:style-name="T19"> </text:span>-Collecting water samples in different areas around the Lumber river in Lumberton, North Carolina *-Analyzing these samples in a lab for E. coli</text:p>
      <text:p text:style-name="Text_20_body"><text:span text:style-name="T20">Stormwater</text:span><text:span text:style-name="T21"> </text:span><text:span text:style-name="T22">Assistant,</text:span><text:span text:style-name="T23"> </text:span><text:span text:style-name="T24">UNC</text:span><text:span text:style-name="T25"> </text:span><text:span text:style-name="T26">Environment</text:span><text:span text:style-name="T27"> </text:span><text:span text:style-name="T28">Health</text:span><text:span text:style-name="T29"> </text:span><text:span text:style-name="T30">and</text:span><text:span text:style-name="T31"> </text:span><text:span text:style-name="T32">Safety</text:span><text:span text:style-name="T33"> </text:span><text:span text:style-name="T34">August</text:span><text:span text:style-name="T35"> </text:span><text:span text:style-name="T36">2016</text:span><text:span text:style-name="T37"> </text:span><text:span text:style-name="T38">–</text:span><text:span text:style-name="T39"> </text:span><text:span text:style-name="T40">Present</text:span><text:span text:style-name="T41"> </text:span><text:span text:style-name="T42">‪</text:span><text:span text:style-name="T43"> </text:span>-Monitoring stormwater outfalls and contributed water quality data to GIS database‬‬‬‬‬ <text:span text:style-name="T44">-Educating</text:span><text:span text:style-name="T45"> </text:span><text:span text:style-name="T46">public</text:span><text:span text:style-name="T47"> </text:span><text:span text:style-name="T48">about</text:span><text:span text:style-name="T49"> </text:span><text:span text:style-name="T50">water</text:span><text:span text:style-name="T51"> </text:span><text:span text:style-name="T52">quality</text:span><text:span text:style-name="T53"> </text:span><text:span text:style-name="T54">issues</text:span><text:span text:style-name="T55"> </text:span><text:span text:style-name="T56">and</text:span><text:span text:style-name="T57"> </text:span><text:span text:style-name="T58">led</text:span><text:span text:style-name="T59"> </text:span><text:span text:style-name="T60">volunteers</text:span><text:span text:style-name="T61"> </text:span><text:span text:style-name="T62">in</text:span><text:span text:style-name="T63"> </text:span><text:span text:style-name="T64">stream</text:span><text:span text:style-name="T65"> </text:span><text:span text:style-name="T66">clean-ups</text:span><text:span text:style-name="T67"> </text:span>-Installing warning markers on campus storm drains to prevent stream pollution *-Coordinating residence hall battery recycling program</text:p>
      <text:p text:style-name="Text_20_body"><text:span text:style-name="T68">Assistant</text:span><text:span text:style-name="T69"> </text:span><text:span text:style-name="T70">to</text:span><text:span text:style-name="T71"> </text:span><text:span text:style-name="T72">Stormwater</text:span><text:span text:style-name="T73"> </text:span><text:span text:style-name="T74">Engineer,</text:span><text:span text:style-name="T75"> </text:span><text:span text:style-name="T76">UNC</text:span><text:span text:style-name="T77"> </text:span><text:span text:style-name="T78">Energy</text:span><text:span text:style-name="T79"> </text:span><text:span text:style-name="T80">Services</text:span><text:span text:style-name="T81"> </text:span><text:span text:style-name="T82">May</text:span><text:span text:style-name="T83"> </text:span><text:span text:style-name="T84">2016</text:span><text:span text:style-name="T85"> </text:span><text:span text:style-name="T86">–</text:span><text:span text:style-name="T87"> </text:span><text:span text:style-name="T88">August</text:span><text:span text:style-name="T89"> </text:span><text:span text:style-name="T90">2016</text:span><text:span text:style-name="T91"> </text:span>-Used ArcMap and building plans to correctly identify and label water, sewer and storm lines around campus in order to indentify illicit discharges <text:span text:style-name="T92">-Inspected</text:span><text:span text:style-name="T93"> </text:span><text:span text:style-name="T94">stormwater</text:span><text:span text:style-name="T95"> </text:span><text:span text:style-name="T96">management</text:span><text:span text:style-name="T97"> </text:span><text:span text:style-name="T98">around</text:span><text:span text:style-name="T99"> </text:span><text:span text:style-name="T100">campus,</text:span><text:span text:style-name="T101"> </text:span><text:span text:style-name="T102">identified</text:span><text:span text:style-name="T103"> </text:span><text:span text:style-name="T104">and</text:span><text:span text:style-name="T105"> </text:span><text:span text:style-name="T106">worked</text:span><text:span text:style-name="T107"> </text:span><text:span text:style-name="T108">with</text:span><text:span text:style-name="T109"> </text:span><text:span text:style-name="T110">other</text:span><text:span text:style-name="T111"> </text:span><text:span text:style-name="T112">interns</text:span><text:span text:style-name="T113"> </text:span><text:span text:style-name="T114">to</text:span><text:span text:style-name="T115"> </text:span><text:span text:style-name="T116">address</text:span><text:span text:style-name="T117"> </text:span><text:span text:style-name="T118">and</text:span><text:span text:style-name="T119"> </text:span><text:span text:style-name="T120">correct</text:span><text:span text:style-name="T121"> </text:span><text:span text:style-name="T122">issues</text:span><text:span text:style-name="T123"> </text:span>-Completed a project in redesigning stormwater management practices around campus</text:p>
      <text:h text:style-name="Heading_20_1" text:outline-level="1">Stornwater Program Intern May 2015 – July 2015</text:h>
      <text:p text:style-name="First_20_paragraph"><text:span text:style-name="T124">-Researched</text:span><text:span text:style-name="T125"> </text:span><text:span text:style-name="T126">local</text:span><text:span text:style-name="T127"> </text:span><text:span text:style-name="T128">municipalities</text:span><text:span text:style-name="T129"> </text:span><text:span text:style-name="T130">and</text:span><text:span text:style-name="T131"> </text:span><text:span text:style-name="T132">their</text:span><text:span text:style-name="T133"> </text:span><text:span text:style-name="T134">ordinances</text:span><text:span text:style-name="T135"> </text:span><text:span text:style-name="T136">in</text:span><text:span text:style-name="T137"> </text:span><text:span text:style-name="T138">order</text:span><text:span text:style-name="T139"> </text:span><text:span text:style-name="T140">to</text:span><text:span text:style-name="T141"> </text:span><text:span text:style-name="T142">compile</text:span><text:span text:style-name="T143"> </text:span><text:span text:style-name="T144">information</text:span><text:span text:style-name="T145"> </text:span><text:span text:style-name="T146">regarding</text:span><text:span text:style-name="T147"> </text:span><text:span text:style-name="T148">stormwater</text:span><text:span text:style-name="T149"> </text:span><text:span text:style-name="T150">utility</text:span><text:span text:style-name="T151"> </text:span><text:span text:style-name="T152">fees,</text:span><text:span text:style-name="T153"> </text:span><text:span text:style-name="T154">and</text:span><text:span text:style-name="T155"> </text:span><text:span text:style-name="T156">then</text:span><text:span text:style-name="T157"> </text:span><text:span text:style-name="T158">assisted</text:span><text:span text:style-name="T159"> </text:span><text:span text:style-name="T160">in</text:span><text:span text:style-name="T161"> </text:span><text:span text:style-name="T162">creating</text:span><text:span text:style-name="T163"> </text:span><text:span text:style-name="T164">a</text:span><text:span text:style-name="T165"> </text:span><text:span text:style-name="T166">draft</text:span><text:span text:style-name="T167"> </text:span><text:span text:style-name="T168">document</text:span><text:span text:style-name="T169"> </text:span><text:span text:style-name="T170">to</text:span><text:span text:style-name="T171"> </text:span><text:span text:style-name="T172">propose</text:span><text:span text:style-name="T173"> </text:span><text:span text:style-name="T174">a</text:span><text:span text:style-name="T175"> </text:span><text:span text:style-name="T176">fee</text:span><text:span text:style-name="T177"> </text:span><text:span text:style-name="T178">for</text:span><text:span text:style-name="T179"> </text:span><text:span text:style-name="T180">the</text:span><text:span text:style-name="T181"> </text:span><text:span text:style-name="T182">Town</text:span><text:span text:style-name="T183"> </text:span><text:span text:style-name="T184">of</text:span><text:span text:style-name="T185"> </text:span><text:span text:style-name="T186">Hillsborough</text:span><text:span text:style-name="T187"> </text:span>-Assisted the stormwater manager in routine stormwater practice checks <text:span text:style-name="T188">-Collected</text:span><text:span text:style-name="T189"> </text:span><text:span text:style-name="T190">information</text:span><text:span text:style-name="T191"> </text:span><text:span text:style-name="T192">regarding</text:span><text:span text:style-name="T193"> </text:span><text:span text:style-name="T194">local</text:span><text:span text:style-name="T195"> </text:span><text:span text:style-name="T196">parks,</text:span><text:span text:style-name="T197"> </text:span><text:span text:style-name="T198">lakes,</text:span><text:span text:style-name="T199"> </text:span><text:span text:style-name="T200">ponds</text:span><text:span text:style-name="T201"> </text:span>-Updated the town’s GIS utilities database</text:p>
      <text:h text:style-name="Heading_20_1" text:outline-level="1">Leadership Experience</text:h>
      <text:p text:style-name="First_20_paragraph"><text:span text:style-name="T202">Chestnut</text:span><text:span text:style-name="T203"> </text:span><text:span text:style-name="T204">Ridge</text:span><text:span text:style-name="T205"> </text:span><text:span text:style-name="T206">Camp</text:span><text:span text:style-name="T207"> </text:span><text:span text:style-name="T208">and</text:span><text:span text:style-name="T209"> </text:span><text:span text:style-name="T210">Retreat</text:span><text:span text:style-name="T211"> </text:span><text:span text:style-name="T212">Center,</text:span><text:span text:style-name="T213"> </text:span><text:span text:style-name="T214">Efland,</text:span><text:span text:style-name="T215"> </text:span><text:span text:style-name="T216">North</text:span><text:span text:style-name="T217"> </text:span><text:span text:style-name="T218">Carolina</text:span><text:span text:style-name="T219"> </text:span><text:span text:style-name="T220">June</text:span><text:span text:style-name="T221"> </text:span><text:span text:style-name="T222">2012</text:span><text:span text:style-name="T223"> </text:span><text:span text:style-name="T224">–</text:span><text:span text:style-name="T225"> </text:span><text:span text:style-name="T226">Present</text:span><text:span text:style-name="T227"> </text:span>-Led groups of all ages in various outdoor activities <text:span text:style-name="T228">-Oversaw</text:span><text:span text:style-name="T229"> </text:span><text:span text:style-name="T230">the</text:span><text:span text:style-name="T231"> </text:span><text:span text:style-name="T232">care</text:span><text:span text:style-name="T233"> </text:span><text:span text:style-name="T234">and</text:span><text:span text:style-name="T235"> </text:span><text:span text:style-name="T236">safety</text:span><text:span text:style-name="T237"> </text:span><text:span text:style-name="T238">of</text:span><text:span text:style-name="T239"> </text:span><text:span text:style-name="T240">elementary</text:span><text:span text:style-name="T241"> </text:span><text:span text:style-name="T242">and</text:span><text:span text:style-name="T243"> </text:span><text:span text:style-name="T244">middle</text:span><text:span text:style-name="T245"> </text:span><text:span text:style-name="T246">school</text:span><text:span text:style-name="T247"> </text:span><text:span text:style-name="T248">aged</text:span><text:span text:style-name="T249"> </text:span><text:span text:style-name="T250">children</text:span><text:span text:style-name="T251"> </text:span><text:span text:style-name="T252">f</text:span><text:span text:style-name="T253"> </text:span>-Interacted with new people including concerned parents and worried children *-Multi-tasked, including initiating games though of on the spot while overseeing the safety of a group of children</text:p>
      <text:h text:style-name="Heading_20_1" text:outline-level="1">Activities</text:h>
      <text:p text:style-name="First_20_paragraph"><text:span text:style-name="T254">Carolina</text:span><text:span text:style-name="T255"> </text:span><text:span text:style-name="T256">for</text:span><text:span text:style-name="T257"> </text:span><text:span text:style-name="T258">the</text:span><text:span text:style-name="T259"> </text:span><text:span text:style-name="T260">Kids,</text:span><text:span text:style-name="T261"> </text:span><text:span text:style-name="T262">Donor</text:span><text:span text:style-name="T263"> </text:span><text:span text:style-name="T264">Development</text:span><text:span text:style-name="T265"> </text:span><text:span text:style-name="T266">Committee</text:span><text:span text:style-name="T267"> </text:span>Granville Community Government, Sustainability Officer <text:span text:style-name="T268">UNC</text:span><text:span text:style-name="T269"> </text:span><text:span text:style-name="T270">Chapel</text:span><text:span text:style-name="T271"> </text:span><text:span text:style-name="T272">Hill</text:span><text:span text:style-name="T273"> </text:span><text:span text:style-name="T274">EcoReps</text:span><text:span text:style-name="T275"> </text:span>UNC Chapel Hill Student Government – Environmental Affairs Committee</text:p>
      <text:h text:style-name="Heading_20_1" text:outline-level="1">Skills</text:h>
      <text:p text:style-name="First_20_paragraph"><text:span text:style-name="T276">Social</text:span><text:span text:style-name="T277"> </text:span><text:span text:style-name="T278">media</text:span><text:span text:style-name="T279"> </text:span><text:span text:style-name="T280">platforms</text:span><text:span text:style-name="T281"> </text:span><text:span text:style-name="T282">including</text:span><text:span text:style-name="T283"> </text:span><text:span text:style-name="T284">Instagram,</text:span><text:span text:style-name="T285"> </text:span><text:span text:style-name="T286">Facebook,</text:span><text:span text:style-name="T287"> </text:span><text:span text:style-name="T288">Tumblr,</text:span><text:span text:style-name="T289"> </text:span><text:span text:style-name="T290">and</text:span><text:span text:style-name="T291"> </text:span><text:span text:style-name="T292">Twitter</text:span><text:span text:style-name="T293"> </text:span>Proficient in Microsoft Word, Excel, PowerPoint <text:span text:style-name="T294">Belay</text:span><text:span text:style-name="T295"> </text:span><text:span text:style-name="T296">Certified,</text:span><text:span text:style-name="T297"> </text:span><text:span text:style-name="T298">expires</text:span><text:span text:style-name="T299"> </text:span><text:span text:style-name="T300">September</text:span><text:span text:style-name="T301"> </text:span><text:span text:style-name="T302">2017</text:span><text:span text:style-name="T303"> </text:span>ArcMap, ArcGIS, UtilityCloud, ENVI, Whitebox *Basic MAT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